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cm" fo:margin-top="0cm" fo:margin-bottom="0cm" table:align="center" fo:keep-with-next="always" style:writing-mode="lr-tb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0.076cm"/>
    </style:style>
    <style:style style:name="Tabla1.D" style:family="table-column">
      <style:table-column-properties style:column-width="3.526cm"/>
    </style:style>
    <style:style style:name="Tabla1.E" style:family="table-column">
      <style:table-column-properties style:column-width="4.034cm"/>
    </style:style>
    <style:style style:name="Tabla1.F" style:family="table-column">
      <style:table-column-properties style:column-width="1.104cm"/>
    </style:style>
    <style:style style:name="Tabla1.G" style:family="table-column">
      <style:table-column-properties style:column-width="4.062cm"/>
    </style:style>
    <style:style style:name="Tabla1.1" style:family="table-row">
      <style:table-row-properties style:min-row-height="0.679cm" fo:keep-together="always"/>
    </style:style>
    <style:style style:name="Tabla1.A1" style:family="table-cell">
      <style:table-cell-properties style:vertical-align="middle" fo:background-color="#ffffff" fo:padding="0.199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a1.9" style:family="table-row">
      <style:table-row-properties style:min-row-height="0.213cm" fo:keep-together="auto"/>
    </style:style>
    <style:style style:name="Tabla1.11" style:family="table-row">
      <style:table-row-properties fo:keep-together="always"/>
    </style:style>
    <style:style style:name="Tabla1.12" style:family="table-row">
      <style:table-row-properties fo:keep-together="always"/>
    </style:style>
    <style:style style:name="Tabla1.13" style:family="table-row">
      <style:table-row-properties fo:keep-together="always"/>
    </style:style>
    <style:style style:name="Tabla1.14" style:family="table-row">
      <style:table-row-properties fo:keep-together="always"/>
    </style:style>
    <style:style style:name="Tabla1.15" style:family="table-row">
      <style:table-row-properties fo:keep-together="always"/>
    </style:style>
    <style:style style:name="Tabla1.16" style:family="table-row">
      <style:table-row-properties fo:keep-together="always"/>
    </style:style>
    <style:style style:name="Tabla1.17" style:family="table-row">
      <style:table-row-properties fo:keep-together="always"/>
    </style:style>
    <style:style style:name="Tabla1.18" style:family="table-row">
      <style:table-row-properties fo:keep-together="always"/>
    </style:style>
    <style:style style:name="Tabla1.19" style:family="table-row">
      <style:table-row-properties fo:keep-together="always"/>
    </style:style>
    <style:style style:name="Tabla1.20" style:family="table-row">
      <style:table-row-properties fo:keep-together="always"/>
    </style:style>
    <style:style style:name="Tabla1.21" style:family="table-row">
      <style:table-row-properties fo:keep-together="always"/>
    </style:style>
    <style:style style:name="Tabla1.22" style:family="table-row">
      <style:table-row-properties fo:keep-together="always"/>
    </style:style>
    <style:style style:name="Tabla1.23" style:family="table-row">
      <style:table-row-properties fo:keep-together="always"/>
    </style:style>
    <style:style style:name="Tabla1.24" style:family="table-row">
      <style:table-row-properties fo:keep-together="always"/>
    </style:style>
    <style:style style:name="P1" style:family="paragraph" style:parent-style-name="Standard">
      <style:paragraph-properties fo:text-align="justify" style:justify-single-word="false"/>
      <style:text-properties fo:color="#4f81bd" style:font-name="Calibri" fo:font-weight="bold" officeooo:paragraph-rsid="0018befb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style:font-name="Calibri" fo:font-size="10pt" fo:font-weight="bold" officeooo:paragraph-rsid="0018befb" style:font-size-asian="10pt" style:font-weight-asian="bold" style:font-name-complex="Tahoma1" style:font-size-complex="10pt" style:font-weight-complex="bold"/>
    </style:style>
    <style:style style:name="P3" style:family="paragraph" style:parent-style-name="Footer">
      <style:paragraph-properties fo:padding="0cm" fo:border="none"/>
      <style:text-properties officeooo:paragraph-rsid="0018befb"/>
    </style:style>
    <style:style style:name="P4" style:family="paragraph" style:parent-style-name="Standard" style:list-style-name="WWNum1">
      <style:paragraph-properties fo:line-height="100%" fo:text-align="justify" style:justify-single-word="false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Courier 10 Pitch" fo:font-size="10pt" fo:font-weight="normal" officeooo:rsid="001c4a85" officeooo:paragraph-rsid="001c4a8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style:font-name="Courier 10 Pitch" fo:font-size="10pt" fo:font-weight="normal" officeooo:rsid="001c4a85" officeooo:paragraph-rsid="002560b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Courier 10 Pitch" fo:font-size="10pt" fo:font-weight="normal" officeooo:paragraph-rsid="002560b6" style:font-size-asian="10pt" style:font-weight-asian="normal" style:font-name-complex="Tahoma1" style:font-size-complex="10pt" style:font-weight-complex="normal"/>
    </style:style>
    <style:style style:name="P13" style:family="paragraph" style:parent-style-name="Standard">
      <style:paragraph-properties fo:line-height="100%"/>
      <style:text-properties style:font-name="Courier 10 Pitch" fo:font-size="10pt" fo:font-weight="normal" officeooo:paragraph-rsid="001a4e9f" style:font-size-asian="10pt" style:font-weight-asian="normal" style:font-name-complex="Tahoma1" style:font-size-complex="10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5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name-complex="Tahoma1" style:font-size-complex="10pt" style:font-weight-complex="normal"/>
    </style:style>
    <style:style style:name="P16" style:family="paragraph" style:parent-style-name="Standard">
      <style:paragraph-properties fo:line-height="100%"/>
      <style:text-properties style:font-name="Courier 10 Pitch" fo:font-size="10pt" style:text-underline-style="solid" style:text-underline-width="auto" style:text-underline-color="font-color" fo:font-weight="normal" officeooo:paragraph-rsid="0018befb" style:font-size-asian="10pt" style:font-weight-asian="normal" style:font-name-complex="Tahoma1" style:font-size-complex="10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2560b6" style:font-size-asian="10pt" style:font-weight-asian="normal" style:font-size-complex="10pt" style:font-weight-complex="normal"/>
    </style:style>
    <style:style style:name="P18" style:family="paragraph" style:parent-style-name="Heading_20_3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9" style:family="paragraph" style:parent-style-name="Heading_20_1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20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21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ahoma1"/>
    </style:style>
    <style:style style:name="T2" style:family="text">
      <style:text-properties officeooo:rsid="001c4a85" style:font-name-complex="Tahoma1"/>
    </style:style>
    <style:style style:name="T3" style:family="text">
      <style:text-properties officeooo:rsid="001ebb39" style:font-name-complex="Tahoma1"/>
    </style:style>
    <style:style style:name="T4" style:family="text">
      <style:text-properties officeooo:rsid="001ebb39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illa de verificación 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xml:id="control2" form:id="control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3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4" form:control-implementation="ooo:com.sun.star.form.component.CheckBox" xml:id="control4" form:id="control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5" form:control-implementation="ooo:com.sun.star.form.component.CheckBox" xml:id="control5" form:id="control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6" form:control-implementation="ooo:com.sun.star.form.component.CheckBox" xml:id="control6" form:id="control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7" form:control-implementation="ooo:com.sun.star.form.component.CheckBox" xml:id="control7" form:id="control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8">Nivel de Caso de Uso: <text:s text:c="6"/><text:span text:style-name="T4">Negocio <text:s text:c="2"/></text:span><text:span text:style-name="T4"><draw:control text:anchor-type="as-char" draw:z-index="0" draw:style-name="gr1" draw:text-style-name="P22" svg:width="0.496cm" svg:height="0.327cm" draw:control="control1"/></text:span><text:span text:style-name="T4"> <text:s text:c="4"/>Sistema <text:s text:c="2"/></text:span><text:span text:style-name="T4"><draw:control text:anchor-type="as-char" draw:z-index="1" draw:style-name="gr1" draw:text-style-name="P22" svg:width="0.496cm" svg:height="0.327cm" draw:control="control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9"><text:span text:style-name="T1">Nombre de </text:span><text:span text:style-name="T2">Caso de Uso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a1.F2" table:number-columns-spanned="2" office:value-type="string">
            <text:p text:style-name="P11">ID: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1">Actor Principal:</text:p>
          </table:table-cell>
          <table:covered-table-cell/>
          <table:table-cell table:style-name="Tabla1.F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>Actor Secundario:</text:p>
          </table:table-cell>
          <table:covered-table-cell/>
          <table:table-cell table:style-name="Tabla1.F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17"><text:span text:style-name="T1">Prioridad: <text:s text:c="17"/></text:span><text:bookmark text:name="Unknown"/><text:bookmark text:name="Unknown1"/><text:bookmark text:name="Unknown2"/><text:bookmark text:name="Unknown3"/><text:bookmark text:name="Unknown4"/><text:bookmark text:name="Unknown5"/><text:span text:style-name="T1">Alta <text:s text:c="2"/></text:span><text:span text:style-name="T1"><draw:control text:anchor-type="as-char" draw:z-index="2" draw:style-name="gr1" draw:text-style-name="P22" svg:width="0.496cm" svg:height="0.327cm" draw:control="control3"/></text:span><text:span text:style-name="T1"> <text:s text:c="7"/></text:span><text:bookmark text:name="Unknown6"/><text:bookmark text:name="Unknown7"/><text:bookmark text:name="Unknown8"/><text:bookmark text:name="Unknown9"/><text:bookmark text:name="Unknown11"/><text:span text:style-name="T1">Media <text:s text:c="2"/></text:span><text:span text:style-name="T1"><draw:control text:anchor-type="as-char" draw:z-index="3" draw:style-name="gr1" draw:text-style-name="P22" svg:width="0.496cm" svg:height="0.327cm" draw:control="control4"/></text:span><text:span text:style-name="T1"> <text:s text:c="7"/></text:span><text:bookmark text:name="Unknown12"/><text:bookmark text:name="Unknown13"/><text:bookmark text:name="Unknown14"/><text:bookmark text:name="Unknown15"/><text:bookmark text:name="Unknown16"/><text:span text:style-name="T1"><text:s text:c="2"/></text:span><text:bookmark text:name="Unknown17"/><text:span text:style-name="T1"><text:s/></text:span><text:bookmark text:name="Unknown18"/><text:span text:style-name="T1">Baja <text:s text:c="2"/></text:span><text:span text:style-name="T1"><draw:control text:anchor-type="as-char" draw:z-index="4" draw:style-name="gr1" draw:text-style-name="P22" svg:width="0.496cm" svg:height="0.327cm" draw:control="control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8">Tipo de Caso de Uso: <text:s text:c="7"/><text:span text:style-name="T4">Concreto <text:s text:c="2"/></text:span><text:span text:style-name="T4"><draw:control text:anchor-type="as-char" draw:z-index="5" draw:style-name="gr1" draw:text-style-name="P22" svg:width="0.496cm" svg:height="0.327cm" draw:control="control6"/></text:span><text:span text:style-name="T4"> <text:s text:c="3"/>Abstracto <text:s text:c="2"/></text:span><text:span text:style-name="T4"><draw:control text:anchor-type="as-char" draw:z-index="6" draw:style-name="gr1" draw:text-style-name="P22" svg:width="0.496cm" svg:height="0.327cm" draw:control="control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7">Objetiv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7">Pre-Condiciones</text:p>
          </table:table-cell>
          <table:covered-table-cell/>
          <table:table-cell table:style-name="Tabla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2" table:number-rows-spanned="2" table:number-columns-spanned="2" office:value-type="string">
            <text:p text:style-name="P13">Post-Condiciones </text:p>
          </table:table-cell>
          <table:covered-table-cell/>
          <table:table-cell table:style-name="Tabla1.F2" table:number-columns-spanned="5" office:value-type="string">
            <text:p text:style-name="P15">Éxito:</text:p>
          </table:table-cell>
          <table:covered-table-cell/>
          <table:covered-table-cell/>
          <table:covered-table-cell/>
          <table:covered-table-cell/>
        </table:table-row>
        <table:table-row table:style-name="Tabla1.9">
          <table:covered-table-cell/>
          <table:covered-table-cell/>
          <table:table-cell table:style-name="Tabla1.F2" table:number-columns-spanned="5" office:value-type="string">
            <text:p text:style-name="P6">Fracaso: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table:number-columns-spanned="4" office:value-type="string">
            <text:h text:style-name="P18" text:outline-level="3">Curso Normal</text:h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h text:style-name="P18" text:outline-level="3">Alternativas</text:h>
          </table:table-cell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list xml:id="list424368980762004227" text:style-name="WWNum1">
              <text:list-item>
                <text:p text:style-name="P4"/>
              </text:list-item>
            </text:list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13">
          <table:table-cell table:style-name="Tabla1.A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14">
          <table:table-cell table:style-name="Tabla1.A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15">
          <table:table-cell table:style-name="Tabla1.F2" table:number-columns-spanned="7" office:value-type="string">
            <text:p text:style-name="P14">Observacione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F2" table:number-columns-spanned="7" office:value-type="string">
            <text:p text:style-name="P14">Asociaciones de Exten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F2" table:number-columns-spanned="7" office:value-type="string">
            <text:p text:style-name="P14">Asociaciones de Inclu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F2" table:number-columns-spanned="7" office:value-type="string">
            <text:p text:style-name="P10"><text:span text:style-name="T3">Casos de Usos</text:span><text:span text:style-name="T1"> donde se incluy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F2" table:number-columns-spanned="7" office:value-type="string">
            <text:p text:style-name="P10"><text:span text:style-name="T3">Casos de Usos</text:span><text:span text:style-name="T1"> al que extiend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F2" table:number-columns-spanned="7" office:value-type="string">
            <text:h text:style-name="P19" text:outline-level="1"><text:span text:style-name="T3">Casos de Usos</text:span><text:span text:style-name="T1"> de Generalización: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F2" table:number-columns-spanned="7" office:value-type="string">
            <text:h text:style-name="P20" text:outline-level="1"><text:span text:style-name="T1">Historia</text:span><text:span text:style-name="T2">l</text:span><text:span text:style-name="T1"> de Cambio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" office:value-type="string">
            <text:h text:style-name="P21" text:outline-level="1">Versión</text:h>
          </table:table-cell>
          <table:table-cell table:style-name="Tabla1.A2" table:number-columns-spanned="2" office:value-type="string">
            <text:h text:style-name="P21" text:outline-level="1">Fecha</text:h>
          </table:table-cell>
          <table:covered-table-cell/>
          <table:table-cell table:style-name="Tabla1.A2" table:number-columns-spanned="3" office:value-type="string">
            <text:h text:style-name="P21" text:outline-level="1">Descripción del Cambio</text:h>
          </table:table-cell>
          <table:covered-table-cell/>
          <table:covered-table-cell/>
          <table:table-cell table:style-name="Tabla1.F2" office:value-type="string">
            <text:h text:style-name="P21" text:outline-level="1">Autor</text:h>
          </table:table-cell>
        </table:table-row>
        <table:table-row table:style-name="Tabla1.23">
          <table:table-cell table:style-name="Tabla1.A2" office:value-type="string">
            <text:h text:style-name="P21" text:outline-level="1"/>
          </table:table-cell>
          <table:table-cell table:style-name="Tabla1.A2" table:number-columns-spanned="2" office:value-type="string">
            <text:h text:style-name="P21" text:outline-level="1"/>
          </table:table-cell>
          <table:covered-table-cell/>
          <table:table-cell table:style-name="Tabla1.A2" table:number-columns-spanned="3" office:value-type="string">
            <text:h text:style-name="P21" text:outline-level="1"/>
          </table:table-cell>
          <table:covered-table-cell/>
          <table:covered-table-cell/>
          <table:table-cell table:style-name="Tabla1.F2" office:value-type="string">
            <text:h text:style-name="P21" text:outline-level="1"/>
          </table:table-cell>
        </table:table-row>
        <table:table-row table:style-name="Tabla1.24">
          <table:table-cell table:style-name="Tabla1.A2" office:value-type="string">
            <text:h text:style-name="P21" text:outline-level="1"/>
          </table:table-cell>
          <table:table-cell table:style-name="Tabla1.A2" table:number-columns-spanned="2" office:value-type="string">
            <text:h text:style-name="P21" text:outline-level="1"/>
          </table:table-cell>
          <table:covered-table-cell/>
          <table:table-cell table:style-name="Tabla1.A2" table:number-columns-spanned="3" office:value-type="string">
            <text:h text:style-name="P21" text:outline-level="1"/>
          </table:table-cell>
          <table:covered-table-cell/>
          <table:covered-table-cell/>
          <table:table-cell table:style-name="Tabla1.F2" office:value-type="string">
            <text:h text:style-name="P21" text:outline-level="1"/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indent="1.251cm" style:auto-text-indent="false" fo:keep-with-next="always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5:36:27.294795865</meta:creation-date>
    <dc:date>2016-12-16T12:55:24.480223564</dc:date>
    <meta:editing-duration>PT1H53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70" meta:character-count="534" meta:non-whitespace-character-count="414"/>
  </office:meta>
</office:document-meta>
</file>